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0.39cm" fo:min-width="0.834cm" draw:shadow="visible" draw:shadow-offset-x="0.035cm" draw:shadow-offset-y="0.035cm" loext:shadow-blur="0.176cm"/>
    </style:style>
    <style:style style:name="gr2" style:family="graphic" style:parent-style-name="Default_5f_1">
      <style:graphic-properties draw:stroke="none" svg:stroke-color="#0066b3" draw:fill="none" draw:textarea-horizontal-align="justify" draw:textarea-vertical-align="middle" draw:auto-grow-height="false" fo:min-height="0.45cm" fo:min-width="0.7cm"/>
      <style:paragraph-properties style:writing-mode="lr-tb"/>
    </style:style>
    <style:style style:name="gr3" style:family="graphic" style:parent-style-name="Default_5f_1">
      <style:graphic-properties draw:stroke="none" svg:stroke-color="#0066b3" draw:fill="none" draw:textarea-horizontal-align="justify" draw:textarea-vertical-align="middle" draw:auto-grow-height="false" fo:min-height="0.45cm" fo:min-width="1.525cm"/>
      <style:paragraph-properties style:writing-mode="lr-tb"/>
    </style:style>
    <style:style style:name="P1" style:family="paragraph">
      <loext:graphic-properties draw:fill-color="#808080"/>
      <style:paragraph-properties fo:text-align="center"/>
      <style:text-properties fo:color="#ffffff" loext:opacity="100%" fo:font-size="11pt"/>
    </style:style>
    <style:style style:name="P2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3" style:family="paragraph">
      <loext:graphic-properties draw:fill="none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4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="none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92cm" svg:x="5.418cm" svg:y="5.14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2cm" svg:height="0.7cm" draw:transform="rotate (0.959931088596881) translate (5.142cm 6.305cm)">
          <text:p text:style-name="P2"><text:span text:style-name="T1">Loo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25cm" svg:height="0.7cm" draw:transform="rotate (-0.977384381116824) translate (7.461cm 4.981cm)">
          <text:p text:style-name="P2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2cm" svg:height="0.7cm" svg:x="6.145cm" svg:y="6.101cm">
          <text:p text:style-name="P4"><text:span text:style-name="T2">Fe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25cm" svg:height="0.7cm" svg:x="5.712cm" svg:y="7.004cm">
          <text:p text:style-name="P2"><text:span text:style-name="T1">Tou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08:31:53.687198474</dc:date>
    <meta:editing-duration>PT6H1M43S</meta:editing-duration>
    <meta:editing-cycles>45</meta:editing-cycles>
    <meta:generator>LibreOffice/7.1.4.2$Linux_X86_64 LibreOffice_project/10$Build-2</meta:generator>
    <dc:creator>Alexander Refsum Jensenius</dc:creator>
    <meta:document-statistic meta:object-count="5"/>
  </office:meta>
</office:document-meta>
</file>